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2.8075in"/>
    </style:style>
    <style:style style:name="co4" style:family="table-column">
      <style:table-column-properties fo:break-before="auto" style:column-width="1.0484in"/>
    </style:style>
    <style:style style:name="co6" style:family="table-column">
      <style:table-column-properties fo:break-before="auto" style:column-width="1.6492in"/>
    </style:style>
    <style:style style:name="co7" style:family="table-column">
      <style:table-column-properties fo:break-before="auto" style:column-width="1.7917in"/>
    </style:style>
    <style:style style:name="co8" style:family="table-column">
      <style:table-column-properties fo:break-before="auto" style:column-width="2.9055in"/>
    </style:style>
    <style:style style:name="co9" style:family="table-column">
      <style:table-column-properties fo:break-before="auto" style:column-width="3.4957in"/>
    </style:style>
    <style:style style:name="co10" style:family="table-column">
      <style:table-column-properties fo:break-before="auto" style:column-width="3.4736in"/>
    </style:style>
    <style:style style:name="co11" style:family="table-column">
      <style:table-column-properties fo:break-before="auto" style:column-width="3.2008in"/>
    </style:style>
    <style:style style:name="co12" style:family="table-column">
      <style:table-column-properties fo:break-before="auto" style:column-width="3.1244in"/>
    </style:style>
    <style:style style:name="co13" style:family="table-column">
      <style:table-column-properties fo:break-before="auto" style:column-width="1.1165in"/>
    </style:style>
    <style:style style:name="ro6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28in" fo:break-before="auto" style:use-optimal-row-height="false"/>
    </style:style>
    <style:style style:name="ro3" style:family="table-row">
      <style:table-row-properties style:row-height="0.2898in" fo:break-before="auto" style:use-optimal-row-height="false"/>
    </style:style>
    <style:style style:name="ro4" style:family="table-row">
      <style:table-row-properties style:row-height="0.3in" fo:break-before="auto" style:use-optimal-row-height="false"/>
    </style:style>
    <style:style style:name="ro5" style:family="table-row">
      <style:table-row-properties style:row-height="0.4602in" fo:break-before="auto" style:use-optimal-row-height="true"/>
    </style:style>
    <style:style style:name="ro7" style:family="table-row">
      <style:table-row-properties style:row-height="0.2417in" fo:break-before="auto" style:use-optimal-row-height="true"/>
    </style:style>
    <style:style style:name="ro8" style:family="table-row">
      <style:table-row-properties style:row-height="0.3835in" fo:break-before="auto" style:use-optimal-row-height="false"/>
    </style:style>
    <style:style style:name="ro9" style:family="table-row">
      <style:table-row-properties style:row-height="0.3764in" fo:break-before="auto" style:use-optimal-row-height="false"/>
    </style:style>
    <style:style style:name="ro10" style:family="table-row">
      <style:table-row-properties style:row-height="0.2283in" fo:break-before="auto" style:use-optimal-row-height="true"/>
    </style:style>
    <style:style style:name="ro11" style:family="table-row">
      <style:table-row-properties style:row-height="0.5409in" fo:break-before="auto" style:use-optimal-row-height="false"/>
    </style:style>
    <style:style style:name="ro12" style:family="table-row">
      <style:table-row-properties style:row-height="0.702in" fo:break-before="auto" style:use-optimal-row-height="false"/>
    </style:style>
    <style:style style:name="ro13" style:family="table-row">
      <style:table-row-properties style:row-height="0.8291in" fo:break-before="auto" style:use-optimal-row-height="false"/>
    </style:style>
    <style:style style:name="ro14" style:family="table-row">
      <style:table-row-properties style:row-height="0.898in" fo:break-before="auto" style:use-optimal-row-height="true"/>
    </style:style>
    <style:style style:name="ro15" style:family="table-row">
      <style:table-row-properties style:row-height="0.4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wrap" fo:border="0.0008in solid #000000"/>
      <style:paragraph-properties fo:text-align="center" fo:margin-left="0in"/>
      <style:text-properties style:font-name="Times New Roman" fo:font-size="13pt" style:font-size-asian="13pt" style:font-size-complex="13pt" fo:hyphenate="false"/>
    </style:style>
    <style:style style:name="ce4" style:family="table-cell" style:parent-style-name="Default">
      <style:table-cell-properties style:glyph-orientation-vertical="0" fo:background-color="#00cc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6" style:family="table-cell" style:parent-style-name="Default">
      <style:table-cell-properties fo:wrap-option="wrap" fo:border="0.0008in solid #000000"/>
      <style:text-properties style:font-name="Times New Roman" fo:font-size="13pt" style:font-size-asian="13pt" style:font-size-complex="13pt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4"/>
        <table:table-column table:style-name="co5" table:number-columns-repeated="1011" table:default-cell-style-name="Default"/>
        <table:table-row table:style-name="ro2">
          <table:table-cell table:style-name="ce1" office:value-type="string" table:number-columns-spanned="1" table:number-rows-spanned="2">
            <text:p>TEST CASE ID</text:p>
          </table:table-cell>
          <table:table-cell table:style-name="ce1" office:value-type="string" table:number-columns-spanned="1" table:number-rows-spanned="2">
            <text:p>TEST DESCRIPTION</text:p>
          </table:table-cell>
          <table:table-cell table:style-name="ce1" office:value-type="string" table:number-columns-spanned="1" table:number-rows-spanned="2">
            <text:p>TESTING TECHNIQUES POS/NEG</text:p>
          </table:table-cell>
          <table:table-cell table:style-name="ce1" office:value-type="string" table:number-columns-spanned="1" table:number-rows-spanned="2">
            <text:p>SAMPLE DATA</text:p>
          </table:table-cell>
          <table:table-cell table:style-name="ce1" office:value-type="string" table:number-columns-spanned="1" table:number-rows-spanned="2">
            <text:p>STEPS</text:p>
          </table:table-cell>
          <table:table-cell table:style-name="ce1" office:value-type="string" table:number-columns-spanned="1" table:number-rows-spanned="2">
            <text:p>ACTIONS</text:p>
          </table:table-cell>
          <table:table-cell table:style-name="ce1" office:value-type="string" table:number-columns-spanned="2" table:number-rows-spanned="1">
            <text:p>FUNCTIONALITY</text:p>
          </table:table-cell>
          <table:covered-table-cell table:style-name="ce1" office:value-type="string">
            <text:p>FUNCTIONALITY</text:p>
          </table:covered-table-cell>
          <table:table-cell table:style-name="ce1" office:value-type="string" table:number-columns-spanned="2" table:number-rows-spanned="1">
            <text:p>PERFORMANCE</text:p>
          </table:table-cell>
          <table:covered-table-cell table:style-name="ce1"/>
          <table:table-cell table:style-name="ce1" office:value-type="string" table:number-columns-spanned="2" table:number-rows-spanned="1">
            <text:p>INTEGRATION</text:p>
          </table:table-cell>
          <table:covered-table-cell table:style-name="ce1"/>
          <table:table-cell table:style-name="ce7" office:value-type="string" table:number-columns-spanned="1" table:number-rows-spanned="2">
            <text:p>PASS/FAIL</text:p>
          </table:table-cell>
          <table:table-cell table:number-columns-repeated="3"/>
          <table:table-cell table:style-name="ce9" table:number-columns-repeated="1008"/>
        </table:table-row>
        <table:table-row table:style-name="ro3">
          <table:covered-table-cell table:style-name="ce1" office:value-type="string">
            <text:p>TEST CASE ID</text:p>
          </table:covered-table-cell>
          <table:covered-table-cell table:style-name="ce1" office:value-type="string">
            <text:p>TEST DESCRIPTION</text:p>
          </table:covered-table-cell>
          <table:covered-table-cell table:style-name="ce1" office:value-type="string">
            <text:p>TESTING TECHNIQUES POS/NEG</text:p>
          </table:covered-table-cell>
          <table:covered-table-cell table:style-name="ce1" office:value-type="string">
            <text:p>SAMPLE DATA</text:p>
          </table:covered-table-cell>
          <table:covered-table-cell table:style-name="ce1" office:value-type="string">
            <text:p>STEPS</text:p>
          </table:covered-table-cell>
          <table:covered-table-cell table:style-name="ce1" office:value-type="string">
            <text:p>ACTIONS</text:p>
          </table:covered-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5" office:value-type="string">
            <text:p>EXPECTED RESULT</text:p>
          </table:table-cell>
          <table:table-cell table:style-name="ce5" office:value-type="string">
            <text:p>ACTUAL RESULT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covered-table-cell table:style-name="ce7" office:value-type="string">
            <text:p>PASS/FAIL</text:p>
          </table:covered-table-cell>
          <table:table-cell table:number-columns-repeated="1011"/>
        </table:table-row>
        <table:table-row table:style-name="ro4">
          <table:table-cell office:value-type="float" office:value="1" table:number-columns-spanned="1" table:number-rows-spanned="4">
            <text:p>1</text:p>
          </table:table-cell>
          <table:table-cell table:style-name="ce2" office:value-type="string" table:number-columns-spanned="1" table:number-rows-spanned="4">
            <text:p>To check that Business office- Print Option -Deposit page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Print icon should be add/enable</text:p>
          </table:table-cell>
          <table:table-cell office:value-type="string" table:number-columns-spanned="1" table:number-rows-spanned="4">
            <text:p>Print icon <text:s/>added/enabled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in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5">
          <table:covered-table-cell office:value-type="float" office:value="3">
            <text:p>3</text:p>
          </table:covered-table-cell>
          <table:covered-table-cell table:style-name="ce2"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5">
          <table:covered-table-cell office:value-type="float" office:value="4">
            <text:p>4</text:p>
          </table:covered-table-cell>
          <table:covered-table-cell table:style-name="ce2"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side Deposit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7">
          <table:covered-table-cell office:value-type="float" office:value="5">
            <text:p>5</text:p>
          </table:covered-table-cell>
          <table:covered-table-cell table:style-name="ce2" office:value-type="string">
            <text:p>To check that Add Payment page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Print icon</text:p>
          </table:table-cell>
          <table:covered-table-cell office:value-type="string">
            <text:p><text:s/>Add payment button should be display</text:p>
          </table:covered-table-cell>
          <table:covered-table-cell office:value-type="string">
            <text:p><text:s/>Add payment button 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2" table:number-columns-spanned="1" table:number-rows-spanned="5">
            <text:p>2</text:p>
          </table:table-cell>
          <table:table-cell office:value-type="string" table:number-columns-spanned="1" table:number-rows-spanned="5">
            <text:p>To check that Business office -Download the Pdf file </text:p>
          </table:table-cell>
          <table:table-cell office:value-type="string" table:number-columns-spanned="1" table:number-rows-spanned="5">
            <text:p>Positive</text:p>
          </table:table-cell>
          <table:table-cell office:value-type="string" table:number-columns-spanned="1" table:number-rows-spanned="5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5">
            <text:p>Pdf file should be download</text:p>
          </table:table-cell>
          <table:table-cell office:value-type="string" table:number-columns-spanned="1" table:number-rows-spanned="5">
            <text:p>Pdf file downloaded</text:p>
          </table:table-cell>
          <table:table-cell office:value-type="string" table:number-columns-spanned="1" table:number-rows-spanned="5">
            <text:p>Load with in 0-2sec</text:p>
          </table:table-cell>
          <table:table-cell office:value-type="string" table:number-columns-spanned="1" table:number-rows-spanned="5">
            <text:p>Loaded with in 0-2sec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Pass</text:p>
          </table:table-cell>
          <table:table-cell table:number-columns-repeated="1011"/>
        </table:table-row>
        <table:table-row table:style-name="ro5">
          <table:covered-table-cell office:value-type="float" office:value="3">
            <text:p>3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Pdf file should be download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covered-table-cell office:value-type="float" office:value="4">
            <text:p>4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side Deposit</text:p>
          </table:table-cell>
          <table:covered-table-cell office:value-type="string">
            <text:p>Pdf file should be download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7">
          <table:covered-table-cell office:value-type="float" office:value="5">
            <text:p>5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Print icon</text:p>
          </table:table-cell>
          <table:covered-table-cell office:value-type="string">
            <text:p>Pdf file should be download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NA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7">
          <table:covered-table-cell office:value-type="float" office:value="6">
            <text:p>6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5">
            <text:p>5</text:p>
          </table:table-cell>
          <table:table-cell office:value-type="string">
            <text:p>Click the Pdf button</text:p>
          </table:table-cell>
          <table:covered-table-cell office:value-type="string">
            <text:p>Pdf file should be download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NA</text:p>
          </table:covered-table-cell>
          <table:covered-table-cell table:number-columns-repeated="3" table:style-name="ce6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table-cell office:value-type="float" office:value="3" table:number-columns-spanned="1" table:number-rows-spanned="5">
            <text:p>3</text:p>
          </table:table-cell>
          <table:table-cell office:value-type="string" table:number-columns-spanned="1" table:number-rows-spanned="5">
            <text:p>To check that Business office -File name</text:p>
          </table:table-cell>
          <table:table-cell office:value-type="string" table:number-columns-spanned="1" table:number-rows-spanned="5">
            <text:p>Positive</text:p>
          </table:table-cell>
          <table:table-cell office:value-type="string" table:number-columns-spanned="1" table:number-rows-spanned="5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5">
            <text:p>File name in correct <text:s/>Patient Name, ID/Passport, Date should be display</text:p>
          </table:table-cell>
          <table:table-cell office:value-type="string" table:number-columns-spanned="1" table:number-rows-spanned="5">
            <text:p>File name in correct <text:s/>Patient Name, ID/Passport, Date displayed</text:p>
          </table:table-cell>
          <table:table-cell office:value-type="string" table:number-columns-spanned="1" table:number-rows-spanned="5">
            <text:p>Load with in 0-2sec</text:p>
          </table:table-cell>
          <table:table-cell office:value-type="string" table:number-columns-spanned="1" table:number-rows-spanned="5">
            <text:p>Loaded with in 0-2sec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NA</text:p>
          </table:table-cell>
          <table:table-cell office:value-type="string" table:number-columns-spanned="1" table:number-rows-spanned="5">
            <text:p>Pass</text:p>
          </table:table-cell>
          <table:table-cell table:number-columns-repeated="1011"/>
        </table:table-row>
        <table:table-row table:style-name="ro9">
          <table:covered-table-cell office:value-type="float" office:value="3">
            <text:p>3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covered-table-cell office:value-type="float" office:value="4">
            <text:p>4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side Deposit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7">
          <table:covered-table-cell office:value-type="float" office:value="5">
            <text:p>5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Print icon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7">
          <table:covered-table-cell office:value-type="float" office:value="6">
            <text:p>6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5">
            <text:p>5</text:p>
          </table:table-cell>
          <table:table-cell office:value-type="string">
            <text:p>Click the Pdf button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table:number-columns-repeated="4" table:style-name="ce6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table-cell office:value-type="float" office:value="4" table:number-columns-spanned="1" table:number-rows-spanned="4">
            <text:p>4</text:p>
          </table:table-cell>
          <table:table-cell office:value-type="string" table:number-columns-spanned="1" table:number-rows-spanned="4">
            <text:p>To check that Business office Deposit Payment report-time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In Deposit payment report should be current time to display </text:p>
          </table:table-cell>
          <table:table-cell office:value-type="string" table:number-columns-spanned="1" table:number-rows-spanned="4">
            <text:p>In Deposit payment report current time <text:s/>not displayed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in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table:style-name="ce8" office:value-type="string" table:number-columns-spanned="1" table:number-rows-spanned="4">
            <text:p>Fail</text:p>
          </table:table-cell>
          <table:table-cell table:number-columns-repeated="1011"/>
        </table:table-row>
        <table:table-row table:style-name="ro9">
          <table:covered-table-cell office:value-type="float" office:value="3">
            <text:p>3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covered-table-cell office:value-type="float" office:value="4">
            <text:p>4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side Deposit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0">
          <table:covered-table-cell office:value-type="float" office:value="5">
            <text:p>5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Print icon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table-cell office:value-type="float" office:value="5" table:number-columns-spanned="1" table:number-rows-spanned="4">
            <text:p>5</text:p>
          </table:table-cell>
          <table:table-cell office:value-type="string" table:number-columns-spanned="1" table:number-rows-spanned="4">
            <text:p>To check that Business office Deposit Payment report -Patient name 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In <text:s/>Deposit payment report Patient name should be same as the view deposit</text:p>
          </table:table-cell>
          <table:table-cell office:value-type="string" table:number-columns-spanned="1" table:number-rows-spanned="4">
            <text:p>In <text:s/>Deposit payment report Patient name <text:s/>same as the view deposit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in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9">
          <table:covered-table-cell office:value-type="float" office:value="3">
            <text:p>3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covered-table-cell office:value-type="float" office:value="4">
            <text:p>4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side Deposit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0">
          <table:covered-table-cell office:value-type="float" office:value="5">
            <text:p>5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Print icon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table-cell office:value-type="float" office:value="6" table:number-columns-spanned="1" table:number-rows-spanned="4">
            <text:p>6</text:p>
          </table:table-cell>
          <table:table-cell office:value-type="string" table:number-columns-spanned="1" table:number-rows-spanned="4">
            <text:p>To check that Business office Deposit Payment report – Deposit no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In <text:s/>Deposit payment report Deposit no <text:s/>should be same as the view deposit</text:p>
          </table:table-cell>
          <table:table-cell office:value-type="string" table:number-columns-spanned="1" table:number-rows-spanned="4">
            <text:p>In <text:s/>Deposit payment report Deposit no same as the view deposit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in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9">
          <table:covered-table-cell office:value-type="float" office:value="3">
            <text:p>3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covered-table-cell office:value-type="float" office:value="4">
            <text:p>4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side Deposit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0">
          <table:covered-table-cell office:value-type="float" office:value="5">
            <text:p>5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Print icon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table-cell office:value-type="float" office:value="7" table:number-columns-spanned="1" table:number-rows-spanned="4">
            <text:p>7</text:p>
          </table:table-cell>
          <table:table-cell office:value-type="string" table:number-columns-spanned="1" table:number-rows-spanned="4">
            <text:p>To check that Business office Deposit Payment report -Payment Amount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In <text:s/>Deposit payment report Payment Amount should be same as the view deposit</text:p>
          </table:table-cell>
          <table:table-cell office:value-type="string" table:number-columns-spanned="1" table:number-rows-spanned="4">
            <text:p>In <text:s/>Deposit payment report Payment Amount same as the view deposit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in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9">
          <table:covered-table-cell office:value-type="float" office:value="3">
            <text:p>3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covered-table-cell office:value-type="float" office:value="4">
            <text:p>4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side Deposit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0">
          <table:covered-table-cell office:value-type="float" office:value="5">
            <text:p>5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Print icon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table-cell office:value-type="float" office:value="8" table:number-columns-spanned="1" table:number-rows-spanned="4">
            <text:p>8</text:p>
          </table:table-cell>
          <table:table-cell office:value-type="string" table:number-columns-spanned="1" table:number-rows-spanned="4">
            <text:p>To check that Business office Deposit Payment report -Payment method 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In <text:s/>Deposit payment report Payment method should be same as the view deposit</text:p>
          </table:table-cell>
          <table:table-cell office:value-type="string" table:number-columns-spanned="1" table:number-rows-spanned="4">
            <text:p>In <text:s/>Deposit payment report Payment method same as the view deposit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in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9">
          <table:covered-table-cell office:value-type="float" office:value="3">
            <text:p>3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covered-table-cell office:value-type="float" office:value="4">
            <text:p>4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side Deposit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0">
          <table:covered-table-cell office:value-type="float" office:value="5">
            <text:p>5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Print icon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table-cell office:value-type="float" office:value="9" table:number-columns-spanned="1" table:number-rows-spanned="4">
            <text:p>9</text:p>
          </table:table-cell>
          <table:table-cell office:value-type="string" table:number-columns-spanned="1" table:number-rows-spanned="4">
            <text:p>To check that Business office Deposit Payment report -Payment method 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In <text:s/>Deposit payment report Payment method should be same as the view deposit</text:p>
          </table:table-cell>
          <table:table-cell office:value-type="string" table:number-columns-spanned="1" table:number-rows-spanned="4">
            <text:p>In <text:s/>Deposit payment report Payment method same as the view deposit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in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9">
          <table:covered-table-cell office:value-type="float" office:value="3">
            <text:p>3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covered-table-cell office:value-type="float" office:value="4">
            <text:p>4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side Deposit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0">
          <table:covered-table-cell office:value-type="float" office:value="5">
            <text:p>5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Print icon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table-cell office:value-type="float" office:value="10" table:number-columns-spanned="1" table:number-rows-spanned="4">
            <text:p>10</text:p>
          </table:table-cell>
          <table:table-cell office:value-type="string" table:number-columns-spanned="1" table:number-rows-spanned="4">
            <text:p>To check that Edit deposit -deposit amount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In <text:s/>Deposit payment report Payment method should be same as the view deposit</text:p>
          </table:table-cell>
          <table:table-cell office:value-type="string" table:number-columns-spanned="1" table:number-rows-spanned="4">
            <text:p>In <text:s/>Deposit payment report Payment method same as the view deposit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in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9">
          <table:covered-table-cell office:value-type="float" office:value="3">
            <text:p>3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covered-table-cell office:value-type="float" office:value="4">
            <text:p>4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side Deposit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0">
          <table:covered-table-cell office:value-type="float" office:value="5">
            <text:p>5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the Print icon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table-cell office:value-type="float" office:value="11" table:number-columns-spanned="1" table:number-rows-spanned="4">
            <text:p>11</text:p>
          </table:table-cell>
          <table:table-cell office:value-type="string" table:number-columns-spanned="1" table:number-rows-spanned="4">
            <text:p>To check that <text:s/>deposit amount-decimal</text:p>
          </table:table-cell>
          <table:table-cell office:value-type="string" table:number-columns-spanned="1" table:number-rows-spanned="4">
            <text:p>Positive</text:p>
          </table:table-cell>
          <table:table-cell office:value-type="float" office:value="32.4" table:number-columns-spanned="1" table:number-rows-spanned="4">
            <text:p>32.4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In Edit deposit amount should be same as Deposit payment report </text:p>
          </table:table-cell>
          <table:table-cell office:value-type="string" table:number-columns-spanned="1" table:number-rows-spanned="4">
            <text:p>In Edit deposit amount same as Deposit payment report 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in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9">
          <table:covered-table-cell office:value-type="float" office:value="3">
            <text:p>3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covered-table-cell office:value-type="float" office:value="4">
            <text:p>4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side Deposit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0">
          <table:covered-table-cell office:value-type="float" office:value="5">
            <text:p>5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edit icon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1">
          <table:table-cell office:value-type="float" office:value="12" table:number-columns-spanned="1" table:number-rows-spanned="6">
            <text:p>12</text:p>
          </table:table-cell>
          <table:table-cell office:value-type="string" table:number-columns-spanned="1" table:number-rows-spanned="6">
            <text:p>To check that <text:s/>Business office Deposit Payment report -ID/Passport</text:p>
          </table:table-cell>
          <table:table-cell office:value-type="string" table:number-columns-spanned="1" table:number-rows-spanned="6">
            <text:p>Positive</text:p>
          </table:table-cell>
          <table:table-cell office:value-type="string" table:number-columns-spanned="1" table:number-rows-spanned="6">
            <text:p>323fr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6">
            <text:p>In ID/Passport value should be same as the edit patient in birth certificate number</text:p>
          </table:table-cell>
          <table:table-cell office:value-type="string" table:number-columns-spanned="1" table:number-rows-spanned="6">
            <text:p>In ID/Passport value should be same as the edit patient in birth certificate number</text:p>
          </table:table-cell>
          <table:table-cell office:value-type="string" table:number-columns-spanned="1" table:number-rows-spanned="6">
            <text:p>Load with in 0-2sec</text:p>
          </table:table-cell>
          <table:table-cell office:value-type="string" table:number-columns-spanned="1" table:number-rows-spanned="6">
            <text:p>Load with in 0-2sec</text:p>
          </table:table-cell>
          <table:table-cell office:value-type="string" table:number-columns-spanned="1" table:number-rows-spanned="6">
            <text:p>NA</text:p>
          </table:table-cell>
          <table:table-cell office:value-type="string" table:number-columns-spanned="1" table:number-rows-spanned="6">
            <text:p>NA</text:p>
          </table:table-cell>
          <table:table-cell office:value-type="string" table:number-columns-spanned="1" table:number-rows-spanned="6">
            <text:p>Pass</text:p>
          </table:table-cell>
          <table:table-cell table:number-columns-repeated="1011"/>
        </table:table-row>
        <table:table-row table:style-name="ro12">
          <table:covered-table-cell office:value-type="float" office:value="13">
            <text:p>13</text:p>
          </table:covered-table-cell>
          <table:covered-table-cell office:value-type="string">
            <text:p>To check that <text:s/>Business office Deposit Payment report -ID/Passport</text:p>
          </table:covered-table-cell>
          <table:covered-table-cell office:value-type="string">
            <text:p>Positive</text:p>
          </table:covered-table-cell>
          <table:covered-table-cell office:value-type="string">
            <text:p>324fr</text:p>
          </table:covered-table-cell>
          <table:table-cell office:value-type="float" office:value="2">
            <text:p>2</text:p>
          </table:table-cell>
          <table:table-cell office:value-type="string">
            <text:p>Click Modify Registration icon in right side</text:p>
          </table:table-cell>
          <table:covered-table-cell office:value-type="string">
            <text:p>In Edit deposit payment mode should be same as Deposit payment report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3">
          <table:covered-table-cell office:value-type="float" office:value="14">
            <text:p>14</text:p>
          </table:covered-table-cell>
          <table:covered-table-cell office:value-type="string">
            <text:p>To check that <text:s/>Business office Deposit Payment report -ID/Passport</text:p>
          </table:covered-table-cell>
          <table:covered-table-cell office:value-type="string">
            <text:p>Positive</text:p>
          </table:covered-table-cell>
          <table:covered-table-cell office:value-type="string">
            <text:p>325fr</text:p>
          </table:covered-table-cell>
          <table:table-cell office:value-type="float" office:value="3">
            <text:p>3</text:p>
          </table:table-cell>
          <table:table-cell office:value-type="string">
            <text:p>Click <text:s/>at the bottom down Birth certificate <text:s/>number and enter the value </text:p>
          </table:table-cell>
          <table:covered-table-cell office:value-type="string">
            <text:p>In Edit deposit payment mode should be same as Deposit payment report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7">
          <table:covered-table-cell office:value-type="float" office:value="15">
            <text:p>15</text:p>
          </table:covered-table-cell>
          <table:covered-table-cell office:value-type="string">
            <text:p>To check that <text:s/>Business office Deposit Payment report -ID/Passport</text:p>
          </table:covered-table-cell>
          <table:covered-table-cell office:value-type="string">
            <text:p>Positive</text:p>
          </table:covered-table-cell>
          <table:covered-table-cell office:value-type="string">
            <text:p>326fr</text:p>
          </table:covered-table-cell>
          <table:table-cell office:value-type="float" office:value="4">
            <text:p>4</text:p>
          </table:table-cell>
          <table:table-cell office:value-type="string">
            <text:p>Click Update</text:p>
          </table:table-cell>
          <table:covered-table-cell office:value-type="string">
            <text:p>In Edit deposit payment mode should be same as Deposit payment report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5">
          <table:covered-table-cell office:value-type="float" office:value="16">
            <text:p>16</text:p>
          </table:covered-table-cell>
          <table:covered-table-cell office:value-type="string">
            <text:p>To check that <text:s/>Business office Deposit Payment report -ID/Passport</text:p>
          </table:covered-table-cell>
          <table:covered-table-cell office:value-type="string">
            <text:p>Positive</text:p>
          </table:covered-table-cell>
          <table:covered-table-cell office:value-type="string">
            <text:p>327fr</text:p>
          </table:covered-table-cell>
          <table:table-cell office:value-type="float" office:value="5">
            <text:p>5</text:p>
          </table:table-cell>
          <table:table-cell office:value-type="string">
            <text:p>Click Admission icon in right side</text:p>
          </table:table-cell>
          <table:covered-table-cell office:value-type="string">
            <text:p>In Edit deposit payment mode should be same as Deposit payment report</text:p>
          </table:covered-table-cell>
          <table:covered-table-cell table:style-name="Default"/>
          <table:covered-table-cell office:value-type="string">
            <text:p>Load with in 0-2sec</text:p>
          </table:covered-table-cell>
          <table:covered-table-cell table:number-columns-repeated="3" table:style-name="Default"/>
          <table:covered-table-cell office:value-type="string">
            <text:p>Pass</text:p>
          </table:covered-table-cell>
          <table:table-cell table:number-columns-repeated="1011"/>
        </table:table-row>
        <table:table-row table:style-name="ro7">
          <table:covered-table-cell office:value-type="float" office:value="17">
            <text:p>17</text:p>
          </table:covered-table-cell>
          <table:covered-table-cell office:value-type="string">
            <text:p>To check that <text:s/>Business office Deposit Payment report -ID/Passport</text:p>
          </table:covered-table-cell>
          <table:covered-table-cell office:value-type="string">
            <text:p>Positive</text:p>
          </table:covered-table-cell>
          <table:covered-table-cell office:value-type="string">
            <text:p>328fr</text:p>
          </table:covered-table-cell>
          <table:table-cell office:value-type="float" office:value="6">
            <text:p>6</text:p>
          </table:table-cell>
          <table:table-cell office:value-type="string">
            <text:p>Click Print icon </text:p>
          </table:table-cell>
          <table:covered-table-cell office:value-type="string">
            <text:p>In Edit deposit payment mode should be same as Deposit payment report</text:p>
          </table:covered-table-cell>
          <table:covered-table-cell table:style-name="Default"/>
          <table:covered-table-cell office:value-type="string">
            <text:p>Load with in 0-2sec</text:p>
          </table:covered-table-cell>
          <table:covered-table-cell table:number-columns-repeated="3" table:style-name="Default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table-cell office:value-type="float" office:value="13" table:number-columns-spanned="1" table:number-rows-spanned="4">
            <text:p>13</text:p>
          </table:table-cell>
          <table:table-cell office:value-type="string" table:number-columns-spanned="1" table:number-rows-spanned="4">
            <text:p>To check that <text:s/>deposit payment report-MRN 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In OP Patient MRN <text:s/>Auto gendrated <text:s/>should be allow</text:p>
          </table:table-cell>
          <table:table-cell office:value-type="string" table:number-columns-spanned="1" table:number-rows-spanned="4">
            <text:p>In OP Patient <text:s/>MRN <text:s/>Auto gendrated <text:s/>allowed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in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9">
          <table:covered-table-cell office:value-type="float" office:value="3">
            <text:p>3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covered-table-cell office:value-type="float" office:value="4">
            <text:p>4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side Deposit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7">
          <table:covered-table-cell office:value-type="float" office:value="5">
            <text:p>5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edit icon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table-cell office:value-type="float" office:value="14" table:number-columns-spanned="1" table:number-rows-spanned="4">
            <text:p>14</text:p>
          </table:table-cell>
          <table:table-cell office:value-type="string" table:number-columns-spanned="1" table:number-rows-spanned="4">
            <text:p>To check that <text:s/>deposit payment report - Allignment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<text:s/>Deposit Payment Report Allignment should be display</text:p>
          </table:table-cell>
          <table:table-cell office:value-type="string" table:number-columns-spanned="1" table:number-rows-spanned="4">
            <text:p><text:s/>Deposit Payment Report Allignment <text:s/>displayed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in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9">
          <table:covered-table-cell office:value-type="float" office:value="3">
            <text:p>3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covered-table-cell office:value-type="float" office:value="4">
            <text:p>4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side Deposit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4">
          <table:covered-table-cell office:value-type="float" office:value="5">
            <text:p>5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<text:s/>at the bottom down Birth certificate <text:s/>number and enter the value 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table-cell office:value-type="float" office:value="15" table:number-columns-spanned="1" table:number-rows-spanned="4">
            <text:p>15</text:p>
          </table:table-cell>
          <table:table-cell office:value-type="string" table:number-columns-spanned="1" table:number-rows-spanned="4">
            <text:p>To check that <text:s/>deposit payment report – in progress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In Progress should be display in red color</text:p>
          </table:table-cell>
          <table:table-cell office:value-type="string" table:number-columns-spanned="1" table:number-rows-spanned="4">
            <text:p>In Progress displayed in red color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in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9">
          <table:covered-table-cell office:value-type="float" office:value="3">
            <text:p>3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covered-table-cell office:value-type="float" office:value="4">
            <text:p>4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side Deposit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7">
          <table:covered-table-cell office:value-type="float" office:value="5">
            <text:p>5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edit icon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table-cell office:value-type="float" office:value="16" table:number-columns-spanned="1" table:number-rows-spanned="4">
            <text:p>16</text:p>
          </table:table-cell>
          <table:table-cell office:value-type="string" table:number-columns-spanned="1" table:number-rows-spanned="4">
            <text:p>To check that <text:s/>deposit payment report – Amount Received</text:p>
          </table:table-cell>
          <table:table-cell office:value-type="string" table:number-columns-spanned="1" table:number-rows-spanned="4">
            <text:p>Positive</text:p>
          </table:table-cell>
          <table:table-cell office:value-type="float" office:value="65756" table:number-columns-spanned="1" table:number-rows-spanned="4">
            <text:p>65756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Payment amount is same as the Amount received <text:s/>should be display</text:p>
          </table:table-cell>
          <table:table-cell office:value-type="string" table:number-columns-spanned="1" table:number-rows-spanned="4">
            <text:p>Payment amount is same as the Amount received <text:s/>display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in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9">
          <table:covered-table-cell office:value-type="float" office:value="3">
            <text:p>3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covered-table-cell office:value-type="float" office:value="4">
            <text:p>4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side Deposit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0">
          <table:covered-table-cell office:value-type="float" office:value="5">
            <text:p>5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edit icon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table-cell office:value-type="float" office:value="17" table:number-columns-spanned="1" table:number-rows-spanned="4">
            <text:p>17</text:p>
          </table:table-cell>
          <table:table-cell office:value-type="string" table:number-columns-spanned="1" table:number-rows-spanned="4">
            <text:p>To check that <text:s/>Deposit Payment report -Receipt No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Receipt no should be display as Ascending order </text:p>
          </table:table-cell>
          <table:table-cell office:value-type="string" table:number-columns-spanned="1" table:number-rows-spanned="4">
            <text:p>Receipt displayed as Ascending order 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in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9">
          <table:covered-table-cell office:value-type="float" office:value="3">
            <text:p>3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covered-table-cell office:value-type="float" office:value="4">
            <text:p>4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side Deposit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0">
          <table:covered-table-cell office:value-type="float" office:value="5">
            <text:p>5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edit icon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table-cell office:value-type="float" office:value="18" table:number-columns-spanned="1" table:number-rows-spanned="4">
            <text:p>18</text:p>
          </table:table-cell>
          <table:table-cell office:value-type="string" table:number-columns-spanned="1" table:number-rows-spanned="4">
            <text:p>To check that <text:s/>Deposit Payment report -center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Deposit Payment Report should be in center </text:p>
          </table:table-cell>
          <table:table-cell office:value-type="string" table:number-columns-spanned="1" table:number-rows-spanned="4">
            <text:p>Deposit Payment Report <text:s/>in center 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in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9">
          <table:covered-table-cell office:value-type="float" office:value="3">
            <text:p>3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covered-table-cell office:value-type="float" office:value="4">
            <text:p>4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side Deposit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0">
          <table:covered-table-cell office:value-type="float" office:value="5">
            <text:p>5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edit icon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table-cell office:value-type="float" office:value="18" table:number-columns-spanned="1" table:number-rows-spanned="4">
            <text:p>18</text:p>
          </table:table-cell>
          <table:table-cell office:value-type="string" table:number-columns-spanned="1" table:number-rows-spanned="4">
            <text:p>To check that <text:s/>Deposit Payment report -DD/MM/YYYY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In Deposit payment report format as -DD/MM/YYYY should be display</text:p>
          </table:table-cell>
          <table:table-cell office:value-type="string" table:number-columns-spanned="1" table:number-rows-spanned="4">
            <text:p>In Deposit payment report format as -DD/MM/YYYY displayed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in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9">
          <table:covered-table-cell office:value-type="float" office:value="3">
            <text:p>3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covered-table-cell office:value-type="float" office:value="4">
            <text:p>4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side Deposit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7">
          <table:covered-table-cell office:value-type="float" office:value="5">
            <text:p>5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edit icon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table-cell office:value-type="float" office:value="19" table:number-columns-spanned="1" table:number-rows-spanned="4">
            <text:p>19</text:p>
          </table:table-cell>
          <table:table-cell office:value-type="string" table:number-columns-spanned="1" table:number-rows-spanned="4">
            <text:p>To check that <text:s/>Deposit Payment report -IST Time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4">
            <text:p>In Deposit payment report Time should be in IST type display</text:p>
          </table:table-cell>
          <table:table-cell office:value-type="string" table:number-columns-spanned="1" table:number-rows-spanned="4">
            <text:p>In Deposit <text:s/>payment <text:s/>report Time <text:s/>in IST type displayed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in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9">
          <table:covered-table-cell office:value-type="float" office:value="3">
            <text:p>3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covered-table-cell office:value-type="float" office:value="4">
            <text:p>4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side Deposit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5">
          <table:covered-table-cell office:value-type="float" office:value="5">
            <text:p>5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4">
            <text:p>4</text:p>
          </table:table-cell>
          <table:table-cell office:value-type="string">
            <text:p>Click edit icon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table-cell office:value-type="float" office:value="20" table:number-columns-spanned="1" table:number-rows-spanned="3">
            <text:p>20</text:p>
          </table:table-cell>
          <table:table-cell office:value-type="string" table:number-columns-spanned="1" table:number-rows-spanned="3">
            <text:p>To check that <text:s/>Deposit Payment report -Tool Tip </text:p>
          </table:table-cell>
          <table:table-cell office:value-type="string" table:number-columns-spanned="1" table:number-rows-spanned="3">
            <text:p>Positive</text:p>
          </table:table-cell>
          <table:table-cell office:value-type="string" table:number-columns-spanned="1" table:number-rows-spanned="3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 left side </text:p>
          </table:table-cell>
          <table:table-cell office:value-type="string" table:number-columns-spanned="1" table:number-rows-spanned="3">
            <text:p>Place the mouse in Print icon .Tool Tip should display</text:p>
          </table:table-cell>
          <table:table-cell office:value-type="string" table:number-columns-spanned="1" table:number-rows-spanned="3">
            <text:p>Place the mouse in Print icon .Tool Tip <text:s/>displayed</text:p>
          </table:table-cell>
          <table:table-cell office:value-type="string" table:number-columns-spanned="1" table:number-rows-spanned="3">
            <text:p>Load with in 0-2sec</text:p>
          </table:table-cell>
          <table:table-cell office:value-type="string" table:number-columns-spanned="1" table:number-rows-spanned="3">
            <text:p>Loaded with in 0-2sec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Pass</text:p>
          </table:table-cell>
          <table:table-cell table:number-columns-repeated="1011"/>
        </table:table-row>
        <table:table-row table:style-name="ro9">
          <table:covered-table-cell office:value-type="float" office:value="3">
            <text:p>3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dmission icon in right side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covered-table-cell office:value-type="float" office:value="4">
            <text:p>4</text:p>
          </table:covered-table-cell>
          <table:covered-table-cell office:value-type="string">
            <text:p>To check that Business office -Download the Pdf fi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3">
            <text:p>3</text:p>
          </table:table-cell>
          <table:table-cell office:value-type="string">
            <text:p>Click <text:s/>at the down left side Deposit</text:p>
          </table:table-cell>
          <table:covered-table-cell office:value-type="string">
            <text:p>File name should be correct <text:s/>Patient Name, ID/Passport, Date</text:p>
          </table:covered-table-cell>
          <table:covered-table-cell office:value-type="string">
            <text:p>Pdf file download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table:number-columns-repeated="2"/>
          <table:covered-table-cell office:value-type="string">
            <text:p>Pass</text:p>
          </table:covered-table-cell>
          <table:table-cell table:number-columns-repeated="1011"/>
        </table:table-row>
      </table:table>
      <table:table table:name="Sheet2" table:style-name="ta1" table:print="false">
        <table:table-column table:style-name="co5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17">12/17/2025</text:date>, <text:time>12:5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16T16:42:11.37</meta:creation-date>
    <dc:date>2025-12-17T12:54:07.84</dc:date>
    <meta:editing-duration>PT4H34M59S</meta:editing-duration>
    <meta:editing-cycles>11</meta:editing-cycles>
    <meta:generator>OpenOffice/4.1.15$Win32 OpenOffice.org_project/4115m2$Build-9813</meta:generator>
    <meta:document-statistic meta:table-count="3" meta:cell-count="1016" meta:object-count="0"/>
  </office:meta>
</office:document-meta>
</file>